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0EE0000078C94750051.svm"/>
  <manifest:file-entry manifest:media-type="" manifest:full-path="Pictures/2000000700004153000018E98ACC827A.svm"/>
  <manifest:file-entry manifest:media-type="" manifest:full-path="Pictures/20000007000036AD0000163A04FC3B85.svm"/>
  <manifest:file-entry manifest:media-type="" manifest:full-path="Pictures/2000000700004CB100003781B3D0440E.svm"/>
  <manifest:file-entry manifest:media-type="" manifest:full-path="Pictures/2000000700004CB100000758909AA4C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2pt" style:font-size-asian="12pt" style:font-name-complex="Arial2" style:font-size-complex="12pt"/>
    </style:style>
    <style:style style:name="P3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/>
      <style:text-properties style:font-name-complex="Arial2" style:font-size-complex="14pt"/>
    </style:style>
    <style:style style:name="P4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/>
    </style:style>
    <style:style style:name="P5" style:family="paragraph" style:parent-style-name="Standard" style:master-page-name="First_20_Page">
      <style:paragraph-properties fo:margin-left="0cm" fo:margin-right="0cm" fo:margin-top="0cm" fo:margin-bottom="0cm" fo:text-align="center" style:justify-single-word="false" fo:text-indent="0cm" style:auto-text-indent="false" style:page-number="auto"/>
    </style:style>
    <style:style style:name="P6" style:family="paragraph" style:parent-style-name="Standard">
      <style:paragraph-properties fo:margin-top="0cm" fo:margin-bottom="0cm" fo:text-align="center" style:justify-single-word="false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fo:font-size="12pt" style:font-size-asian="12pt" style:font-name-complex="Arial2" style:font-size-complex="12pt"/>
    </style:style>
    <style:style style:name="P8" style:family="paragraph" style:parent-style-name="Standard">
      <style:paragraph-properties fo:margin-top="0cm" fo:margin-bottom="0cm" fo:text-align="end" style:justify-single-word="false"/>
    </style:style>
    <style:style style:name="P9" style:family="paragraph" style:parent-style-name="Standard">
      <style:paragraph-properties fo:margin-top="0cm" fo:margin-bottom="0cm" fo:text-align="center" style:justify-single-word="false"/>
      <style:text-properties style:font-name-complex="Arial2" style:font-size-complex="14pt"/>
    </style:style>
    <style:style style:name="P10" style:family="paragraph" style:parent-style-name="Standard">
      <style:paragraph-properties fo:margin-top="0cm" fo:margin-bottom="0cm" fo:text-align="end" style:justify-single-word="false"/>
      <style:text-properties fo:language="ru" fo:country="RU"/>
    </style:style>
    <style:style style:name="T1" style:family="text">
      <style:text-properties fo:font-size="12pt" style:font-size-asian="12pt" style:font-name-complex="Arial2" style:font-size-complex="12pt"/>
    </style:style>
    <style:style style:name="T2" style:family="text">
      <style:text-properties style:font-name-complex="Arial2" style:font-size-complex="14pt"/>
    </style:style>
    <style:style style:name="T3" style:family="text">
      <style:text-properties fo:font-size="16pt" style:font-size-asian="16pt" style:font-name-complex="Arial2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ИСТЕРСТВО ОБРАЗОВАНИЯ И НАУКИ РОССИЙСКОЙ ФЕДЕРАЦИИ</text:span></text:p>
      <text:p text:style-name="P6"><text:span text:style-name="T1">Федеральное государственное бюджетное</text:span></text:p>
      <text:p text:style-name="P6"><text:span text:style-name="T1">образовательное учреждение высшего образования</text:span></text:p>
      <text:p text:style-name="P6"><text:span text:style-name="T1">«УЛЬЯНОВСКИЙ ГОСУДАРСТВЕННЫЙ ТЕХНИЧЕСКИЙ УНИВЕРСИТЕТ»</text:span></text:p>
      <text:p text:style-name="P7"/>
      <text:p text:style-name="P7"/>
      <text:p text:style-name="P6"><text:span text:style-name="T1">Гуманитарный факультет</text:span></text:p>
      <text:p text:style-name="P6"><text:span text:style-name="T1">Кафедра «Прикладная лингвистика»</text:span></text:p>
      <text:p text:style-name="P6"><text:span text:style-name="T1">Дисциплина: «Математика и информационные технологии»</text:span></text:p>
      <text:p text:style-name="P7"/>
      <text:p text:style-name="P7"/>
      <text:p text:style-name="P6"><text:span text:style-name="T3">ЛАБОРАТОРНАЯ РАБОТА №4</text:span></text:p>
      <text:p text:style-name="P6"><text:span text:style-name="T3">«Системы контроля версий»</text:span></text:p>
      <text:p text:style-name="P2"/>
      <text:p text:style-name="P2"/>
      <text:p text:style-name="P2"/>
      <text:p text:style-name="P3"/>
      <text:p text:style-name="P3"/>
      <text:p text:style-name="P4"><text:span text:style-name="T2">Выполнила:</text:span></text:p>
      <text:p text:style-name="P8"><text:span text:style-name="T2">студентка группы Лбд-21</text:span></text:p>
      <text:p text:style-name="P10"><text:span text:style-name="T2">Гафарова Рената</text:span></text:p>
      <text:p text:style-name="P8"><text:span text:style-name="T2">Проверила:</text:span></text:p>
      <text:p text:style-name="P4"><text:span text:style-name="T2">Куликова А.А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1">Ульяновск</text:span></text:p>
      <text:p text:style-name="P6"><text:span text:style-name="T1">2022</text:span></text:p>
      <text:p text:style-name="P1"><draw:frame draw:style-name="fr2" draw:name="Графический объект4" text:anchor-type="paragraph" svg:x="0cm" svg:y="20.98cm" svg:width="17cm" svg:height="1.584cm" draw:z-index="3"><draw:image xlink:href="Pictures/20000007000050EE0000078C94750051.svm" xlink:type="simple" xlink:show="embed" xlink:actuate="onLoad"/></draw:frame><draw:frame draw:style-name="fr2" draw:name="Графический объект3" text:anchor-type="paragraph" svg:x="0.025cm" svg:y="19.142cm" svg:width="17cm" svg:height="1.628cm" draw:z-index="2"><draw:image xlink:href="Pictures/2000000700004CB100000758909AA4C6.svm" xlink:type="simple" xlink:show="embed" xlink:actuate="onLoad"/></draw:frame><draw:frame draw:style-name="fr2" draw:name="Графический объект2" text:anchor-type="paragraph" svg:x="0cm" svg:y="12.474cm" svg:width="16.723cm" svg:height="6.376cm" draw:z-index="1"><draw:image xlink:href="Pictures/2000000700004153000018E98ACC827A.svm" xlink:type="simple" xlink:show="embed" xlink:actuate="onLoad"/></draw:frame><draw:frame draw:style-name="fr1" draw:name="Графический объект1" text:anchor-type="paragraph" svg:width="17cm" svg:height="12.301cm" draw:z-index="0"><draw:image xlink:href="Pictures/2000000700004CB100003781B3D0440E.svm" xlink:type="simple" xlink:show="embed" xlink:actuate="onLoad"/></draw:frame><text:soft-page-break/></text:p>
      <text:p text:style-name="P1"/>
      <text:p text:style-name="P1"/>
      <text:p text:style-name="P1"><draw:frame draw:style-name="fr2" draw:name="Графический объект5" text:anchor-type="paragraph" svg:x="0.055cm" svg:y="0cm" svg:width="13.996cm" svg:height="5.69cm" draw:z-index="4"><draw:image xlink:href="Pictures/20000007000036AD0000163A04FC3B85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line-height="150%" fo:text-align="end" style:justify-single-word="false" fo:hyphenation-ladder-count="no-limit" fo:text-indent="1.251cm" style:auto-text-indent="false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text-align="justify" style:justify-single-word="false" fo:orphans="2" fo:widows="2" style:writing-mode="lr-tb"/>
      <style:text-properties style:use-window-font-color="true" style:font-name="Arial1" fo:font-size="14pt" style:font-size-asian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ia Mikhailova</meta:initial-creator>
    <meta:editing-cycles>1</meta:editing-cycles>
    <meta:creation-date>2022-11-02T14:03:00</meta:creation-date>
    <dc:date>2022-11-02T18:20:32.54</dc:date>
    <meta:editing-duration>PT00H00M03S</meta:editing-duration>
    <meta:generator>OpenOffice.org/3.2$Win32 OpenOffice.org_project/320m12$Build-9483</meta:generator>
    <meta:document-statistic meta:table-count="0" meta:image-count="5" meta:object-count="0" meta:page-count="3" meta:paragraph-count="16" meta:word-count="45" meta:character-count="427"/>
    <meta:template xlink:type="simple" xlink:actuate="onRequest" xlink:title="Normal" xlink:href=""/>
  </office:meta>
</office:document-meta>
</file>